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top"/>
    </style:style>
    <style:style style:name="gr3" style:family="graphic" style:parent-style-name="standard">
      <style:graphic-properties draw:fill-color="#2300dc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5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497cm"/>
    </style:style>
    <style:style style:name="gr8" style:family="graphic" style:parent-style-name="standard">
      <style:graphic-properties draw:fill-color="#000000" draw:textarea-horizontal-align="center" draw:textarea-vertical-align="middle"/>
    </style:style>
    <style:style style:name="gr9" style:family="graphic" style:parent-style-name="standard">
      <style:graphic-properties draw:marker-end="Arrow" draw:textarea-horizontal-align="center" draw:textarea-vertical-align="middle"/>
    </style:style>
    <style:style style:name="gr10" style:family="graphic" style:parent-style-name="standard">
      <style:graphic-properties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.145cm" svg:height="2.54cm" svg:x="16.398cm" svg:y="8.531cm">
          <text:p text:style-name="P1">inner loop</text:p>
          <text:p text:style-name="P1">input fault </text:p>
          <text:p text:style-name="P1">mgr</text:p>
        </draw:rect>
        <draw:rect draw:style-name="gr1" draw:text-style-name="P1" draw:layer="layout" svg:width="4.145cm" svg:height="2.54cm" svg:x="14.895cm" svg:y="12.43cm">
          <text:p text:style-name="P1">Inner</text:p>
          <text:p text:style-name="P1">Loop </text:p>
          <text:p text:style-name="P1">(instance ref)</text:p>
        </draw:rect>
        <draw:rect draw:style-name="gr2" draw:text-style-name="P1" draw:id="id1" draw:layer="layout" svg:width="3.84cm" svg:height="5.715cm" svg:x="6.82cm" svg:y="10.495cm">
          <text:p text:style-name="P1">Additive</text:p>
          <text:p text:style-name="P1">Fault</text:p>
        </draw:rect>
        <draw:rect draw:style-name="gr3" draw:text-style-name="P1" draw:id="id2" draw:layer="layout" svg:width="0.229cm" svg:height="0.229cm" svg:x="15.001cm" svg:y="13.236cm">
          <text:p/>
        </draw:rect>
        <draw:rect draw:style-name="gr3" draw:text-style-name="P1" draw:layer="layout" svg:width="0.229cm" svg:height="0.229cm" svg:x="15.002cm" svg:y="13.837cm">
          <text:p/>
        </draw:rect>
        <draw:connector draw:style-name="gr4" draw:text-style-name="P1" draw:layer="layout" svg:x1="10.66cm" svg:y1="13.352cm" svg:x2="15.001cm" svg:y2="13.35cm" draw:start-shape="id1" draw:start-glue-point="1" draw:end-shape="id2" draw:end-glue-point="3" svg:d="m10660 13352h2171v-2h2170">
          <text:p/>
        </draw:connector>
        <draw:frame draw:style-name="gr5" draw:text-style-name="P2" draw:layer="layout" svg:width="1.742cm" svg:height="0.806cm" svg:x="12.96cm" svg:y="13.259cm">
          <draw:text-box>
            <text:p><text:span text:style-name="T1">ref_in</text:span></text:p>
          </draw:text-box>
        </draw:frame>
        <draw:frame draw:style-name="gr5" draw:text-style-name="P2" draw:layer="layout" svg:width="2.128cm" svg:height="0.806cm" svg:x="12.86cm" svg:y="13.959cm">
          <draw:text-box>
            <text:p><text:span text:style-name="T1">data_in</text:span></text:p>
          </draw:text-box>
        </draw:frame>
        <draw:rect draw:style-name="gr3" draw:text-style-name="P1" draw:layer="layout" svg:width="0.229cm" svg:height="0.229cm" svg:x="18.703cm" svg:y="13.638cm">
          <text:p/>
        </draw:rect>
        <draw:frame draw:style-name="gr5" draw:text-style-name="P2" draw:layer="layout" svg:width="1.747cm" svg:height="0.806cm" svg:x="18.961cm" svg:y="13.559cm">
          <draw:text-box>
            <text:p><text:span text:style-name="T1">thrust</text:span></text:p>
          </draw:text-box>
        </draw:frame>
        <draw:rect draw:style-name="gr2" draw:text-style-name="P1" draw:id="id4" draw:layer="layout" svg:width="4.285cm" svg:height="6.566cm" svg:x="9.255cm" svg:y="2.905cm">
          <text:p text:style-name="P1">ref input</text:p>
          <text:p text:style-name="P1">bound</text:p>
          <text:p text:style-name="P1">check</text:p>
        </draw:rect>
        <draw:rect draw:style-name="gr3" draw:text-style-name="P1" draw:id="id9" draw:layer="layout" svg:width="0.285cm" svg:height="0.229cm" svg:x="16.507cm" svg:y="10.491cm">
          <text:p/>
        </draw:rect>
        <draw:frame draw:style-name="gr5" draw:text-style-name="P2" draw:layer="layout" svg:width="2.428cm" svg:height="0.806cm" svg:x="16.075cm" svg:y="7.714cm">
          <draw:text-box>
            <text:p><text:span text:style-name="T1">t1_alarm</text:span></text:p>
          </draw:text-box>
        </draw:frame>
        <draw:frame draw:style-name="gr6" draw:text-style-name="P2" draw:layer="layout" svg:width="2.54cm" svg:height="0.806cm" svg:x="14.135cm" svg:y="9.419cm">
          <draw:text-box>
            <text:p><text:span text:style-name="T1">t2_alarm</text:span></text:p>
          </draw:text-box>
        </draw:frame>
        <draw:rect draw:style-name="gr1" draw:text-style-name="P1" draw:layer="layout" svg:width="4.145cm" svg:height="2.54cm" svg:x="16.396cm" svg:y="1.531cm">
          <text:p text:style-name="P1">hover and</text:p>
          <text:p text:style-name="P1">land logic</text:p>
        </draw:rect>
        <draw:rect draw:style-name="gr1" draw:text-style-name="P1" draw:layer="layout" svg:width="4.145cm" svg:height="2.54cm" svg:x="16.397cm" svg:y="4.731cm">
          <text:p text:style-name="P1">get</text:p>
          <text:p text:style-name="P1">everyone</text:p>
          <text:p text:style-name="P1">out</text:p>
        </draw:rect>
        <draw:rect draw:style-name="gr1" draw:text-style-name="P3" draw:layer="layout" svg:width="0.735cm" svg:height="0.4cm" svg:x="19.68cm" svg:y="1.605cm">
          <text:p text:style-name="P3"><text:span text:style-name="T1">M1</text:span></text:p>
        </draw:rect>
        <draw:rect draw:style-name="gr1" draw:text-style-name="P3" draw:layer="layout" svg:width="0.735cm" svg:height="0.4cm" svg:x="19.681cm" svg:y="4.805cm">
          <text:p text:style-name="P3"><text:span text:style-name="T1">M2</text:span></text:p>
        </draw:rect>
        <draw:frame draw:style-name="gr5" draw:text-style-name="P4" draw:layer="layout" svg:width="4.117cm" svg:height="0.725cm" svg:x="9.236cm" svg:y="7.48cm">
          <draw:text-box>
            <text:p text:style-name="P4"><text:span text:style-name="T2">SOC_thresh1: float</text:span></text:p>
          </draw:text-box>
        </draw:frame>
        <draw:frame draw:style-name="gr5" draw:text-style-name="P4" draw:layer="layout" svg:width="4.117cm" svg:height="0.725cm" svg:x="9.261cm" svg:y="8.161cm">
          <draw:text-box>
            <text:p text:style-name="P4"><text:span text:style-name="T2">SOC_thresh2: float</text:span></text:p>
          </draw:text-box>
        </draw:frame>
        <draw:frame draw:style-name="gr5" draw:text-style-name="P4" draw:layer="layout" svg:width="3.973cm" svg:height="0.725cm" svg:x="6.762cm" svg:y="13.162cm">
          <draw:text-box>
            <text:p text:style-name="P4"><text:span text:style-name="T2">val_range: interval</text:span></text:p>
          </draw:text-box>
        </draw:frame>
        <draw:frame draw:style-name="gr7" draw:text-style-name="P4" draw:layer="layout" svg:width="3.436cm" svg:height="1.199cm" svg:x="6.763cm" svg:y="13.863cm">
          <draw:text-box>
            <text:p text:style-name="P4"><text:span text:style-name="T2">data_val_prob: </text:span></text:p>
            <text:p text:style-name="P4"><text:span text:style-name="T2"><text:s text:c="5"/></text:span><text:span text:style-name="T2">distribution</text:span></text:p>
          </draw:text-box>
        </draw:frame>
        <draw:frame draw:style-name="gr5" draw:text-style-name="P4" draw:layer="layout" svg:width="3.927cm" svg:height="1.199cm" svg:x="6.715cm" svg:y="14.97cm">
          <draw:text-box>
            <text:p text:style-name="P4"><text:span text:style-name="T2">occurrence_prob: </text:span></text:p>
            <text:p text:style-name="P4"><text:span text:style-name="T2"><text:s text:c="5"/></text:span><text:span text:style-name="T2">distribution</text:span></text:p>
          </draw:text-box>
        </draw:frame>
        <draw:rect draw:style-name="gr1" draw:text-style-name="P3" draw:layer="layout" svg:width="2.941cm" svg:height="0.4cm" svg:x="9.489cm" svg:y="8.955cm">
          <text:p text:style-name="P3"><text:span text:style-name="T1">Cond Check</text:span></text:p>
        </draw:rect>
        <draw:rect draw:style-name="gr3" draw:text-style-name="P1" draw:id="id3" draw:layer="layout" svg:width="0.229cm" svg:height="0.229cm" svg:x="15.002cm" svg:y="12.637cm">
          <text:p/>
        </draw:rect>
        <draw:frame draw:style-name="gr5" draw:text-style-name="P2" draw:layer="layout" svg:width="3.614cm" svg:height="0.806cm" svg:x="12.495cm" svg:y="11.595cm">
          <draw:text-box>
            <text:p><text:span text:style-name="T1">ref_bound_err</text:span></text:p>
          </draw:text-box>
        </draw:frame>
        <draw:connector draw:style-name="gr4" draw:text-style-name="P1" draw:layer="layout" svg:x1="15.002cm" svg:y1="12.751cm" svg:x2="11.397cm" svg:y2="9.471cm" draw:start-shape="id3" draw:start-glue-point="3" draw:end-shape="id4" draw:end-glue-point="2" svg:d="m15002 12751h-3605v-3280">
          <text:p/>
        </draw:connector>
        <draw:connector draw:style-name="gr4" draw:text-style-name="P1" draw:layer="layout" svg:x1="10.96cm" svg:y1="13.33cm" svg:x2="10.96cm" svg:y2="9.516cm" svg:d="m10960 13330v-3814">
          <text:p/>
        </draw:connector>
        <draw:frame draw:style-name="gr5" draw:text-style-name="P4" draw:layer="layout" svg:width="4.109cm" svg:height="1.199cm" svg:x="9.137cm" svg:y="5.981cm">
          <draw:text-box>
            <text:p text:style-name="P4"><text:span text:style-name="T2">value_limit: interval</text:span></text:p>
            <text:p text:style-name="P4"><text:span text:style-name="T2">rate_limit: interval</text:span></text:p>
          </draw:text-box>
        </draw:frame>
        <draw:circle draw:style-name="gr8" draw:text-style-name="P1" draw:layer="layout" svg:width="0.076cm" svg:height="0.076cm" svg:x="10.931cm" svg:y="13.319cm">
          <text:p/>
        </draw:circle>
        <draw:rect draw:style-name="gr3" draw:text-style-name="P1" draw:id="id7" draw:layer="layout" svg:width="0.287cm" svg:height="0.229cm" svg:x="16.508cm" svg:y="9.492cm">
          <text:p/>
        </draw:rect>
        <draw:rect draw:style-name="gr3" draw:text-style-name="P1" draw:id="id5" draw:layer="layout" svg:width="0.287cm" svg:height="0.229cm" svg:x="16.508cm" svg:y="8.892cm">
          <text:p/>
        </draw:rect>
        <draw:rect draw:style-name="gr3" draw:text-style-name="P1" draw:id="id6" draw:layer="layout" svg:width="0.229cm" svg:height="0.229cm" svg:x="16.567cm" svg:y="2.693cm">
          <text:p/>
        </draw:rect>
        <draw:rect draw:style-name="gr3" draw:text-style-name="P1" draw:id="id8" draw:layer="layout" svg:width="0.287cm" svg:height="0.229cm" svg:x="16.509cm" svg:y="5.793cm">
          <text:p/>
        </draw:rect>
        <draw:connector draw:style-name="gr9" draw:text-style-name="P1" draw:layer="layout" draw:line-skew="-0.402cm" svg:x1="16.508cm" svg:y1="9.006cm" svg:x2="16.567cm" svg:y2="2.807cm" draw:start-shape="id5" draw:start-glue-point="3" draw:end-shape="id6" draw:end-glue-point="3" svg:d="m16508 9006h-903v-6199h962">
          <text:p/>
        </draw:connector>
        <draw:connector draw:style-name="gr10" draw:text-style-name="P1" draw:layer="layout" draw:line-skew="-1.037cm" svg:x1="16.508cm" svg:y1="9.606cm" svg:x2="16.509cm" svg:y2="5.907cm" draw:start-shape="id7" draw:start-glue-point="3" draw:end-shape="id8" draw:end-glue-point="3" svg:d="m16508 9606h-1538v-3699h1539">
          <text:p text:style-name="P1"/>
        </draw:connector>
        <draw:connector draw:style-name="gr4" draw:text-style-name="P1" draw:layer="layout" svg:x1="15.116cm" svg:y1="12.637cm" svg:x2="16.507cm" svg:y2="10.605cm" draw:start-shape="id3" draw:start-glue-point="0" draw:end-shape="id9" draw:end-glue-point="3" svg:d="m15116 12637v-2032h1391">
          <text:p/>
        </draw:connector>
        <draw:connector draw:style-name="gr4" draw:text-style-name="P1" draw:layer="layout" draw:line-skew="-0.689cm" svg:x1="16.508cm" svg:y1="9.006cm" svg:x2="13.54cm" svg:y2="6.188cm" draw:start-shape="id5" draw:start-glue-point="3" draw:end-shape="id4" draw:end-glue-point="1" svg:d="m16508 9006h-2173v-2818h-795">
          <text:p/>
        </draw:connector>
        <draw:connector draw:style-name="gr4" draw:text-style-name="P1" draw:layer="layout" draw:line-skew="-0.689cm" svg:x1="16.508cm" svg:y1="9.606cm" svg:x2="13.54cm" svg:y2="6.188cm" draw:start-shape="id7" draw:start-glue-point="3" draw:end-shape="id4" svg:d="m16508 9606h-2173v-3418h-7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e P</meta:initial-creator>
    <meta:creation-date>2010-07-27T13:51:29</meta:creation-date>
    <dc:date>2010-07-27T14:50:45</dc:date>
    <dc:creator>Joe P</dc:creator>
    <meta:editing-duration>PT00H53M05S</meta:editing-duration>
    <meta:editing-cycles>6</meta:editing-cycles>
    <meta:generator>OpenOffice.org/3.1$Linux OpenOffice.org_project/310m19$Build-9420</meta:generator>
    <meta:document-statistic meta:object-count="39"/>
  </office:meta>
</office:document-meta>
</file>